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enlo, Monac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a56b" officeooo:paragraph-rsid="001ca5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 of Components installed on BackEnd : </text:p>
      <text:p text:style-name="P1"/>
      <text:p text:style-name="P1">dotnet tool install --global dotnet-ef --version 7.0.5</text:p>
      <text:p text:style-name="P1"/>
      <text:p text:style-name="P1">entityFramework</text:p>
      <text:p text:style-name="P1">entityFramework.Design</text:p>
      <text:p text:style-name="P1">entityFramework.Sqlit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Menlo, Monac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2T23:45:09.594000000</meta:creation-date>
    <dc:date>2023-05-13T11:31:34.060000000</dc:date>
    <meta:editing-duration>PT11H46M24S</meta:editing-duration>
    <meta:editing-cycles>1</meta:editing-cycles>
    <meta:document-statistic meta:table-count="0" meta:image-count="0" meta:object-count="0" meta:page-count="1" meta:paragraph-count="5" meta:word-count="19" meta:character-count="155" meta:non-whitespace-character-count="142"/>
    <meta:generator>LibreOffice/7.4.1.2$Windows_X86_64 LibreOffice_project/3c58a8f3a960df8bc8fd77b461821e42c061c5f0</meta:generator>
  </office:meta>
</office:document-meta>
</file>